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959cm"/>
    </style:style>
    <style:style style:name="co4" style:family="table-column">
      <style:table-column-properties fo:break-before="auto" style:column-width="1.6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8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4" office:value-type="string" calcext:value-type="string">
            <text:p>shelfmark</text:p>
          </table:table-cell>
          <table:table-cell table:style-name="ce5" office:value-type="string" calcext:value-type="string">
            <text:p>mh</text:p>
          </table:table-cell>
          <table:table-cell table:style-name="ce9" office:value-type="string" calcext:value-type="string">
            <text:p>title</text:p>
          </table:table-cell>
          <table:table-cell table:style-name="ce4" office:value-type="string" calcext:value-type="string">
            <text:p>edited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H 4962/c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Heiligste Nach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resolver.obvsg.at/urn:nbn:at:AT-WBR-51317" xlink:type="simple">https://resolver.obvsg.at/urn:nbn:at:AT-WBR-51317</text:a></text:p>
          </table:table-cell>
        </table:table-row>
        <table:table-row table:style-name="ro1">
          <table:table-cell office:value-type="string" calcext:value-type="string">
            <text:p>MH 4962/c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Wie trostreich ist u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resolver.obvsg.at/urn:nbn:at:AT-WBR-51317" xlink:type="simple">https://resolver.obvsg.at/urn:nbn:at:AT-WBR-51317</text:a></text:p>
          </table:table-cell>
        </table:table-row>
        <table:table-row table:style-name="ro1" table:number-rows-repeated="104857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C16:Sheet1.C16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9T13:38:55.439386532</meta:creation-date>
    <dc:date>2022-07-08T11:00:51.457367675</dc:date>
    <meta:editing-duration>PT3H14M39S</meta:editing-duration>
    <meta:editing-cycles>60</meta:editing-cycles>
    <meta:generator>LibreOffice/7.3.4.2$Linux_X86_64 LibreOffice_project/30$Build-2</meta:generator>
    <meta:document-statistic meta:table-count="1" meta:cell-count="15" meta:object-count="0"/>
  </office:meta>
</office:document-meta>
</file>